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ceLazyLoadingTest.tear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ceLazyLoading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ceLazyLoadingTest.testGetCustomer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